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swiss"/>
    <style:font-face style:name="Racer" svg:font-family="Racer"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orphans="2" fo:widows="2" style:writing-mode="lr-tb"/>
      <style:text-properties style:use-window-font-color="true" style:font-name="Arial" fo:font-size="9pt" style:font-name-asian="Times New Roman" style:font-size-asian="9pt" style:font-size-complex="12pt" style:language-complex="ar" style:country-complex="SA"/>
    </style:style>
    <style:style style:name="P2"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P3" style:family="paragraph" style:parent-style-name="Header">
      <style:text-properties fo:font-size="9pt" style:font-size-asian="9pt"/>
    </style:style>
    <style:style style:name="P4" style:family="paragraph" style:parent-style-name="Footer">
      <style:paragraph-properties fo:text-align="center" style:justify-single-word="false"/>
      <style:text-properties style:font-name="Racer" fo:font-size="10pt" style:font-size-asian="10pt"/>
    </style:style>
    <style:style style:name="P5"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6" style:family="paragraph" style:parent-style-name="Standard">
      <style:paragraph-properties fo:text-align="center" style:justify-single-word="false"/>
      <style:text-properties style:font-name="Arial" fo:font-size="10pt" style:font-size-asian="10pt" style:font-name-complex="Arial"/>
    </style:style>
    <style:style style:name="P7" style:family="paragraph" style:parent-style-name="Standard">
      <style:paragraph-properties fo:text-align="center" style:justify-single-word="false"/>
      <style:text-properties style:font-name="Arial" style:font-name-complex="Arial"/>
    </style:style>
    <style:style style:name="P8"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9" style:family="paragraph" style:parent-style-name="Standard">
      <style:paragraph-properties fo:text-align="center" style:justify-single-word="false"/>
      <style:text-properties style:font-name="Arial" fo:font-size="11pt" style:font-size-asian="11pt" style:font-name-complex="Arial"/>
    </style:style>
    <style:style style:name="P10" style:family="paragraph" style:parent-style-name="Standard">
      <style:paragraph-properties fo:text-align="justify" style:justify-single-word="false">
        <style:tab-stops>
          <style:tab-stop style:position="0.75cm"/>
        </style:tab-stops>
      </style:paragraph-properties>
      <style:text-properties style:font-name="Arial"/>
    </style:style>
    <style:style style:name="P11" style:family="paragraph" style:parent-style-name="Standard">
      <style:text-properties style:font-name="Arial" fo:font-size="9pt" style:font-size-asian="9pt" style:font-size-complex="9pt"/>
    </style:style>
    <style:style style:name="P12" style:family="paragraph" style:parent-style-name="Standard">
      <style:paragraph-properties>
        <style:tab-stops>
          <style:tab-stop style:position="0.499cm"/>
        </style:tab-stops>
      </style:paragraph-properties>
      <style:text-properties style:font-name="Arial" fo:font-size="9pt" style:font-size-asian="9pt" style:font-size-complex="9pt"/>
    </style:style>
    <style:style style:name="P13" style:family="paragraph" style:parent-style-name="Standard">
      <style:paragraph-properties>
        <style:tab-stops>
          <style:tab-stop style:position="0.499cm"/>
        </style:tab-stops>
      </style:paragraph-properties>
    </style:style>
    <style:style style:name="P14" style:family="paragraph" style:parent-style-name="Standard">
      <style:paragraph-properties fo:margin-left="0cm" fo:margin-right="0cm" fo:text-align="justify" style:justify-single-word="false" fo:text-indent="0.75cm" style:auto-text-indent="false"/>
      <style:text-properties style:font-name="Arial" fo:font-size="9pt" style:font-size-asian="9pt" style:font-size-complex="9pt"/>
    </style:style>
    <style:style style:name="P15" style:family="paragraph" style:parent-style-name="Standard">
      <style:paragraph-properties fo:margin-left="0cm" fo:margin-right="0cm" fo:text-align="justify" style:justify-single-word="false" fo:text-indent="0.75cm" style:auto-text-indent="false">
        <style:tab-stops>
          <style:tab-stop style:position="0.75cm"/>
        </style:tab-stops>
      </style:paragraph-properties>
      <style:text-properties style:font-name="Arial" fo:font-size="9pt" fo:font-style="normal" style:font-size-asian="9pt" style:font-style-asian="normal" style:font-name-complex="Arial" style:font-style-complex="normal"/>
    </style:style>
    <style:style style:name="P16" style:family="paragraph" style:parent-style-name="Standard">
      <style:paragraph-properties fo:margin-left="0cm" fo:margin-right="0cm" fo:text-align="justify" style:justify-single-word="false" fo:text-indent="0.75cm" style:auto-text-indent="false">
        <style:tab-stops>
          <style:tab-stop style:position="0.75cm"/>
        </style:tab-stops>
      </style:paragraph-properties>
      <style:text-properties style:font-name="Arial" fo:font-size="9pt" fo:font-style="normal" style:font-size-asian="9pt" style:font-style-asian="normal" style:font-name-complex="Arial" style:font-size-complex="10pt" style:font-style-complex="normal"/>
    </style:style>
    <style:style style:name="P17" style:family="paragraph" style:parent-style-name="Text_20_body">
      <style:paragraph-properties fo:margin-left="0cm" fo:margin-right="0cm" fo:text-align="justify" style:justify-single-word="false" fo:text-indent="0.75cm" style:auto-text-indent="false"/>
      <style:text-properties style:font-name="Arial" fo:font-size="9pt" fo:font-weight="normal" style:font-size-asian="9pt" style:font-weight-asian="normal" style:font-size-complex="9pt" style:font-weight-complex="normal"/>
    </style:style>
    <style:style style:name="P18" style:family="paragraph" style:parent-style-name="Text_20_body">
      <style:paragraph-properties fo:margin-left="0cm" fo:margin-right="0cm" fo:text-align="justify" style:justify-single-word="false" fo:text-indent="0.75cm" style:auto-text-indent="false"/>
      <style:text-properties style:font-name="Arial" fo:font-size="9pt" fo:font-weight="normal" style:font-size-asian="9pt" style:font-weight-asian="normal" style:font-name-complex="Arial" style:font-size-complex="9pt" style:font-weight-complex="normal"/>
    </style:style>
    <style:style style:name="P19" style:family="paragraph" style:parent-style-name="Text_20_body">
      <style:paragraph-properties fo:margin-left="0cm" fo:margin-right="0cm" fo:text-align="justify" style:justify-single-word="false" fo:text-indent="0.75cm" style:auto-text-indent="false"/>
      <style:text-properties style:font-name="Arial"/>
    </style:style>
    <style:style style:name="P20" style:family="paragraph" style:parent-style-name="Text_20_body">
      <style:paragraph-properties fo:margin-left="0cm" fo:margin-right="0cm" fo:text-align="justify" style:justify-single-word="false" fo:text-indent="0.75cm" style:auto-text-indent="false"/>
      <style:text-properties fo:color="#000000" style:font-name="Arial" fo:font-size="9pt" fo:font-weight="normal" style:font-size-asian="9pt" style:font-weight-asian="normal" style:font-size-complex="9pt" style:font-weight-complex="normal"/>
    </style:style>
    <style:style style:name="P21" style:family="paragraph" style:parent-style-name="Text_20_body">
      <style:paragraph-properties fo:margin-left="0cm" fo:margin-right="0cm" fo:margin-top="0cm" fo:margin-bottom="0cm" fo:text-align="justify" style:justify-single-word="false" fo:text-indent="0.75cm" style:auto-text-indent="false"/>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P22" style:family="paragraph" style:parent-style-name="Text_20_body">
      <style:paragraph-properties fo:margin-left="0cm" fo:margin-right="0cm" fo:margin-top="0cm" fo:margin-bottom="0cm" fo:text-align="justify" style:justify-single-word="false" fo:text-indent="0.75cm"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3" style:family="paragraph" style:parent-style-name="Text_20_body">
      <style:paragraph-properties fo:margin-left="0cm" fo:margin-right="0cm" fo:margin-top="0cm" fo:margin-bottom="0cm" fo:text-align="justify" style:justify-single-word="false" fo:text-indent="0.75cm" style:auto-text-indent="false"/>
      <style:text-properties style:font-name="Arial" fo:font-size="9pt" fo:font-style="normal" style:font-size-asian="9pt" style:font-style-asian="normal" style:font-size-complex="9pt" style:font-style-complex="normal"/>
    </style:style>
    <style:style style:name="P24" style:family="paragraph" style:parent-style-name="Text_20_body">
      <style:paragraph-properties fo:margin-left="0cm" fo:margin-right="0cm" fo:margin-top="0cm" fo:margin-bottom="0cm" fo:text-align="justify" style:justify-single-word="false" fo:orphans="2" fo:widows="2" fo:text-indent="0.75cm" style:auto-text-indent="false" style:writing-mode="lr-tb"/>
      <style:text-properties style:use-window-font-color="true" style:font-name="Arial" fo:font-size="9pt" fo:language="es" fo:country="ES" fo:font-style="normal" fo:font-weight="normal" style:font-name-asian="Times New Roman" style:font-size-asian="9pt" style:font-style-asian="normal" style:font-weight-asian="normal" style:font-size-complex="9pt" style:language-complex="ar" style:country-complex="SA" style:font-style-complex="normal" style:font-weight-complex="normal"/>
    </style:style>
    <style:style style:name="P25" style:family="paragraph" style:parent-style-name="Text_20_body">
      <style:paragraph-properties fo:margin-left="0cm" fo:margin-right="0cm" fo:margin-top="0cm" fo:margin-bottom="0cm" fo:text-align="justify" style:justify-single-word="false" fo:orphans="2" fo:widows="2" fo:text-indent="0.75cm" style:auto-text-indent="false" style:writing-mode="lr-tb"/>
      <style:text-properties style:font-name="Arial" fo:font-size="9pt" fo:font-weight="normal" style:font-size-asian="9pt" style:font-weight-asian="normal" style:font-name-complex="Arial" style:font-size-complex="9pt" style:font-weight-complex="normal"/>
    </style:style>
    <style:style style:name="P26" style:family="paragraph" style:parent-style-name="Texto_20_independiente_20_2">
      <style:paragraph-properties fo:margin-left="0cm" fo:margin-right="0cm" fo:text-align="justify" style:justify-single-word="false" fo:text-indent="0.75cm" style:auto-text-indent="false"/>
      <style:text-properties style:font-name="Arial" fo:font-size="9pt" fo:font-weight="bold" style:font-size-asian="9pt" style:font-weight-asian="bold" style:font-name-complex="Arial" style:font-weight-complex="bold"/>
    </style:style>
    <style:style style:name="P27" style:family="paragraph" style:parent-style-name="Text_20_body">
      <style:paragraph-properties fo:margin-left="0cm" fo:margin-right="0cm" fo:text-align="justify" style:justify-single-word="false" fo:orphans="2" fo:widows="2" fo:text-indent="0.75cm" style:auto-text-indent="false" style:writing-mode="lr-tb"/>
      <style:text-properties style:use-window-font-color="true" fo:font-size="9pt" fo:language="es" fo:country="ES" fo:font-style="normal" fo:font-weight="normal" style:font-name-asian="Times New Roman" style:font-size-asian="9pt" style:font-style-asian="normal" style:font-weight-asian="normal" style:font-size-complex="9pt" style:language-complex="ar" style:country-complex="SA" style:font-style-complex="normal" style:font-weight-complex="normal"/>
    </style:style>
    <style:style style:name="P28" style:family="paragraph" style:parent-style-name="Text_20_body">
      <style:paragraph-properties fo:margin-left="0cm" fo:margin-right="0cm" fo:text-align="justify" style:justify-single-word="false" fo:orphans="2" fo:widows="2" fo:text-indent="0.75cm" style:auto-text-indent="false" style:writing-mode="lr-tb"/>
      <style:text-properties fo:font-size="9pt" fo:font-weight="normal" style:font-size-asian="9pt" style:font-weight-asian="normal" style:font-size-complex="9pt" style:font-weight-complex="normal"/>
    </style:style>
    <style:style style:name="P29" style:family="paragraph" style:parent-style-name="Texto_20_independiente_20_2">
      <style:paragraph-properties fo:text-align="justify" style:justify-single-word="false"/>
      <style:text-properties style:font-name="Arial" fo:font-size="9pt" style:font-size-asian="9pt" style:font-name-complex="Arial"/>
    </style:style>
    <style:style style:name="P30" style:family="paragraph" style:parent-style-name="Texto_20_independiente_20_2">
      <style:paragraph-properties fo:text-align="justify" style:justify-single-word="false"/>
      <style:text-properties style:font-name="Arial" fo:font-size="12pt" fo:font-weight="bold" style:font-size-asian="12pt" style:font-weight-asian="bold" style:font-name-complex="Arial" style:font-weight-complex="bold"/>
    </style:style>
    <style:style style:name="P31" style:family="paragraph" style:parent-style-name="Text_20_body_20_indent">
      <style:text-properties style:font-name="Arial" fo:font-size="9pt" style:font-size-asian="9pt"/>
    </style:style>
    <style:style style:name="P32" style:family="paragraph" style:parent-style-name="Text_20_body_20_indent">
      <style:paragraph-properties fo:margin-left="0cm" fo:margin-right="0cm" fo:text-indent="0cm" style:auto-text-indent="false"/>
      <style:text-properties style:font-name="Arial" fo:font-size="9pt" style:font-size-asian="9pt"/>
    </style:style>
    <style:style style:name="P33" style:family="paragraph" style:parent-style-name="Standard">
      <style:paragraph-properties fo:text-align="justify" style:justify-single-word="false">
        <style:tab-stops>
          <style:tab-stop style:position="0.75cm"/>
        </style:tab-stops>
      </style:paragraph-properties>
      <style:text-properties style:font-name="Arial" fo:font-size="9pt" fo:font-style="italic" fo:font-weight="normal" style:font-size-asian="9pt" style:font-style-asian="italic" style:font-weight-asian="normal" style:font-name-complex="Arial" style:font-style-complex="italic" style:font-weight-complex="normal"/>
    </style:style>
    <style:style style:name="P34" style:family="paragraph" style:parent-style-name="Standard" style:list-style-name="L1">
      <style:paragraph-properties fo:text-align="justify" style:justify-single-word="false">
        <style:tab-stops>
          <style:tab-stop style:position="0.75cm"/>
        </style:tab-stops>
      </style:paragraph-properties>
    </style:style>
    <style:style style:name="P35" style:family="paragraph" style:parent-style-name="Standard">
      <style:paragraph-properties fo:margin-left="0cm" fo:margin-right="0cm" fo:text-align="justify" style:justify-single-word="false" fo:text-indent="0.75cm" style:auto-text-indent="false">
        <style:tab-stops>
          <style:tab-stop style:position="0.75cm"/>
        </style:tab-stops>
      </style:paragraph-properties>
      <style:text-properties style:font-name="Arial" fo:font-size="9pt" fo:font-style="normal" style:font-size-asian="9pt" style:font-style-asian="normal" style:font-name-complex="Arial" style:font-style-complex="normal"/>
    </style:style>
    <style:style style:name="P36" style:family="paragraph" style:parent-style-name="Standard">
      <style:paragraph-properties fo:margin-left="0cm" fo:margin-right="0cm" fo:text-align="justify" style:justify-single-word="false" fo:text-indent="0.75cm" style:auto-text-indent="false">
        <style:tab-stops>
          <style:tab-stop style:position="0.75cm"/>
        </style:tab-stops>
      </style:paragraph-properties>
      <style:text-properties style:font-name="Arial" fo:font-size="9pt" style:font-size-asian="9pt" style:font-name-complex="Arial"/>
    </style:style>
    <style:style style:name="P37" style:family="paragraph" style:parent-style-name="Standard">
      <style:paragraph-properties fo:margin-left="0cm" fo:margin-right="0cm" fo:text-align="justify" style:justify-single-word="false" fo:text-indent="0.75cm" style:auto-text-indent="false"/>
      <style:text-properties style:font-name="Arial" fo:font-size="9pt" style:font-size-asian="9pt" style:font-size-complex="9pt"/>
    </style:style>
    <style:style style:name="P38" style:family="paragraph" style:parent-style-name="Standard">
      <style:paragraph-properties fo:margin-left="0cm" fo:margin-right="0cm" fo:text-indent="0cm" style:auto-text-indent="false"/>
    </style:style>
    <style:style style:name="P39" style:family="paragraph" style:parent-style-name="Standard" style:list-style-name="L1">
      <style:paragraph-properties fo:margin-left="0cm" fo:margin-right="0cm" fo:text-indent="0cm" style:auto-text-indent="false"/>
      <style:text-properties fo:font-style="normal" style:font-style-asian="normal" style:font-style-complex="normal"/>
    </style:style>
    <style:style style:name="P40" style:family="paragraph" style:parent-style-name="Text_20_body" style:master-page-name="Standard">
      <style:paragraph-properties fo:margin-left="0cm" fo:margin-right="0.635cm" fo:text-align="start" style:justify-single-word="false" fo:text-indent="0cm" style:auto-text-indent="false" style:page-number="auto"/>
      <style:text-properties style:font-name="Arial" fo:font-size="9pt" fo:font-weight="normal" style:font-size-asian="9pt" style:font-weight-asian="normal" style:font-name-complex="Arial" style:font-size-complex="9pt" style:font-weight-complex="normal"/>
    </style:style>
    <style:style style:name="P41" style:family="paragraph" style:parent-style-name="Text_20_body" style:master-page-name="Standard">
      <style:paragraph-properties style:page-number="auto"/>
    </style:style>
    <style:style style:name="P42" style:family="paragraph" style:parent-style-name="Text_20_body">
      <style:paragraph-properties fo:margin-left="0cm" fo:margin-right="0cm" fo:text-align="justify" style:justify-single-word="false" fo:orphans="2" fo:widows="2" fo:text-indent="0.75cm" style:auto-text-indent="false" style:writing-mode="lr-tb"/>
      <style:text-properties fo:color="#000000" style:font-name="Arial" fo:font-size="9pt" fo:font-weight="normal" style:font-size-asian="9pt" style:font-weight-asian="normal" style:font-size-complex="9pt" style:font-weight-complex="normal"/>
    </style:style>
    <style:style style:name="P43" style:family="paragraph" style:parent-style-name="Text_20_body">
      <style:paragraph-properties fo:margin-left="0cm" fo:margin-right="0cm" fo:text-align="justify" style:justify-single-word="false" fo:text-indent="0cm" style:auto-text-indent="false"/>
      <style:text-properties style:font-name="Arial" fo:font-size="9pt" style:font-size-asian="9pt" style:font-name-complex="Arial"/>
    </style:style>
    <style:style style:name="P44" style:family="paragraph" style:parent-style-name="Heading_20_2">
      <style:text-properties style:font-name="Arial"/>
    </style:style>
    <style:style style:name="P45" style:family="paragraph" style:parent-style-name="Heading_20_2">
      <style:paragraph-properties fo:orphans="2" fo:widows="2" style:writing-mode="lr-tb"/>
      <style:text-properties style:font-name="Arial"/>
    </style:style>
    <style:style style:name="P46" style:family="paragraph" style:parent-style-name="Heading_20_2">
      <style:paragraph-properties fo:orphans="2" fo:widows="2" style:writing-mode="lr-tb"/>
      <style:text-properties style:font-name="Arial" style:font-size-complex="11pt"/>
    </style:style>
    <style:style style:name="P47" style:family="paragraph" style:parent-style-name="Heading_20_2">
      <style:paragraph-properties fo:orphans="2" fo:widows="2" style:writing-mode="lr-tb"/>
      <style:text-properties style:use-window-font-color="true" style:font-name="Arial" style:font-name-asian="Times New Roman" style:font-size-complex="12pt" style:language-complex="ar" style:country-complex="SA"/>
    </style:style>
    <style:style style:name="P48" style:family="paragraph" style:parent-style-name="Heading_20_1">
      <style:text-properties style:font-name="Arial"/>
    </style:style>
    <style:style style:name="P49" style:family="paragraph">
      <style:paragraph-properties fo:text-align="center" style:writing-mode="lr-tb"/>
      <style:text-properties fo:font-size="24pt"/>
    </style:style>
    <style:style style:name="T1" style:family="text">
      <style:text-properties style:font-name="Arial"/>
    </style:style>
    <style:style style:name="T2" style:family="text">
      <style:text-properties style:font-name="Arial" fo:font-size="9pt" style:font-size-asian="9pt" style:font-size-complex="9pt"/>
    </style:style>
    <style:style style:name="T3" style:family="text">
      <style:text-properties style:font-name="Arial" fo:font-size="9pt" style:font-size-asian="9pt" style:font-name-complex="Arial"/>
    </style:style>
    <style:style style:name="T4" style:family="text">
      <style:text-properties style:font-name="Arial" fo:font-size="9pt" fo:font-style="italic" style:font-size-asian="9pt" style:font-style-asian="italic" style:font-size-complex="9pt" style:font-style-complex="italic"/>
    </style:style>
    <style:style style:name="T5" style:family="text">
      <style:text-properties style:font-name="Arial" fo:font-size="9pt" fo:font-style="normal" style:font-size-asian="9pt" style:font-style-asian="normal" style:font-name-complex="Arial" style:font-style-complex="normal"/>
    </style:style>
    <style:style style:name="T6" style:family="text">
      <style:text-properties fo:font-size="9pt"/>
    </style:style>
    <style:style style:name="T7" style:family="text">
      <style:text-properties fo:font-size="9pt" fo:font-style="italic" fo:font-weight="normal" style:font-size-asian="9pt" style:font-style-asian="italic" style:font-weight-asian="normal" style:font-name-complex="Arial" style:font-style-complex="italic" style:font-weight-complex="normal"/>
    </style:style>
    <style:style style:name="T8" style:family="text">
      <style:text-properties fo:font-size="9pt" style:font-size-asian="9pt" style:font-name-complex="Arial" style:font-size-complex="9pt"/>
    </style:style>
    <style:style style:name="T9" style:family="text">
      <style:text-properties fo:font-size="9pt" fo:font-weight="bold" style:font-size-asian="9pt" style:font-weight-asian="bold" style:font-name-complex="Arial" style:font-weight-complex="bold"/>
    </style:style>
    <style:style style:name="T10" style:family="text">
      <style:text-properties fo:font-size="9pt" fo:font-weight="bold" style:font-size-asian="9pt" style:font-weight-asian="bold" style:font-name-complex="Arial" style:font-size-complex="9pt"/>
    </style:style>
    <style:style style:name="T11" style:family="text">
      <style:text-properties fo:font-size="9pt" fo:font-weight="normal" style:font-size-asian="9pt" style:font-weight-asian="normal" style:font-size-complex="9pt" style:font-weight-complex="normal"/>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ize-complex="10pt" style:font-style-complex="italic"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style:font-name-asian="TimesNewRomanPS-BoldMT" style:font-style-asian="italic" style:font-weight-asian="normal" style:font-name-complex="TimesNewRomanPS-BoldMT"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style:style>
    <style:style style:name="T19" style:family="text">
      <style:text-properties fo:font-style="normal" style:font-style-asian="normal" style:font-style-complex="normal"/>
    </style:style>
    <style:style style:name="T20" style:family="text">
      <style:text-properties style:font-size-complex="10pt"/>
    </style:style>
    <style:style style:name="T21" style:family="text">
      <style:text-properties fo:font-weight="normal"/>
    </style:style>
    <style:style style:name="T22" style:family="text">
      <style:text-properties fo:font-weight="normal" style:font-weight-asian="normal" style:font-size-complex="10pt" style:font-weight-complex="normal"/>
    </style:style>
    <style:style style:name="T23" style:family="text">
      <style:text-properties fo:font-weight="normal" style:font-weight-asian="normal" style:font-weight-complex="normal"/>
    </style:style>
    <style:style style:name="T24" style:family="text">
      <style:text-properties fo:font-weight="normal" style:font-name-asian="TimesNewRomanPS-BoldMT" style:font-weight-asian="normal" style:font-name-complex="TimesNewRomanPS-BoldMT" style:font-weight-complex="normal"/>
    </style:style>
    <style:style style:name="T25" style:family="text">
      <style:text-properties fo:font-weight="bold" style:font-size-complex="10pt"/>
    </style:style>
    <style:style style:name="T26" style:family="text">
      <style:text-properties fo:color="#000000" fo:font-size="9pt" fo:font-weight="normal" style:font-size-asian="9pt" style:font-weight-asian="normal" style:font-size-complex="9pt" style:font-weight-complex="normal"/>
    </style:style>
    <style:style style:name="T27" style:family="text">
      <style:text-properties fo:color="#000000" fo:font-size="9pt" fo:font-weight="normal" style:font-size-asian="9pt" style:font-weight-asian="normal" style:font-size-complex="9pt" style:language-complex="ar" style:country-complex="SA" style:font-weight-complex="normal"/>
    </style:style>
    <style:style style:name="T28" style:family="text">
      <style:text-properties fo:font-size="10pt" fo:font-weight="bold" style:font-size-asian="10pt" style:font-weight-asian="bold" style:font-name-complex="Arial" style:font-weight-complex="bold"/>
    </style:style>
    <style:style style:name="T29" style:family="text">
      <style:text-properties style:use-window-font-color="true"/>
    </style:style>
    <style:style style:name="T30" style:family="text">
      <style:text-properties style:use-window-font-color="true" style:font-name="Arial" fo:language="es" fo:country="ES" fo:font-style="normal" style:font-name-asian="Times New Roman" style:font-style-asian="normal" style:language-complex="ar" style:country-complex="SA" style:font-style-complex="normal"/>
    </style:style>
    <style:style style:name="T31" style:family="text">
      <style:text-properties style:use-window-font-color="true" style:font-name="Arial" fo:language="es" fo:country="ES" fo:font-style="italic" style:font-name-asian="Times New Roman" style:font-style-asian="italic" style:language-complex="ar" style:country-complex="SA" style:font-style-complex="italic"/>
    </style:style>
    <style:style style:name="T32" style:family="text">
      <style:text-properties style:use-window-font-color="true" style:font-name="Arial" style:font-name-asian="Times New Roman" style:font-size-complex="11pt" style:language-complex="ar" style:country-complex="SA"/>
    </style:style>
    <style:style style:name="T33" style:family="text">
      <style:text-properties style:use-window-font-color="true" style:font-name-asian="Times New Roman" style:language-complex="ar" style:country-complex="SA"/>
    </style:style>
    <style:style style:name="T34" style:family="text">
      <style:text-properties style:font-style-asian="normal"/>
    </style:style>
    <style:style style:name="T35" style:family="text">
      <style:text-properties style:font-style-complex="normal"/>
    </style:style>
    <style:style style:name="T36" style:family="text">
      <style:text-properties style:font-size-asian="9pt"/>
    </style:style>
    <style:style style:name="T37" style:family="text">
      <style:text-properties style:font-name-complex="Arial"/>
    </style:style>
    <style:style style:name="T38" style:family="text">
      <style:text-properties style:font-name-asian="Times New Roman"/>
    </style:style>
    <style:style style:name="T39" style:family="text">
      <style:text-properties style:language-complex="ar" style:country-complex="SA"/>
    </style:style>
    <style:style style:name="T40" style:family="text">
      <style:text-properties style:font-weight-asian="normal"/>
    </style:style>
    <style:style style:name="T41" style:family="text">
      <style:text-properties style:font-weight-complex="normal"/>
    </style:style>
    <style:style style:name="Sect1" style:family="section">
      <style:section-properties text:dont-balance-text-columns="true" style:writing-mode="lr-tb" style:editable="false">
        <style:columns fo:column-count="2">
          <style:column style:rel-width="4841*" fo:start-indent="0cm" fo:end-indent="0.499cm"/>
          <style:column style:rel-width="4846*" fo:start-indent="0.4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Arquitecturas Web – Herramientas y soluciones</text:p>
      <text:p text:style-name="P5"/>
      <text:p text:style-name="P9">Juan Manuel Cortez</text:p>
      <text:p text:style-name="P6">e-mail: juanmanuelcortez@gmail.com</text:p>
      <text:p text:style-name="P9">Cristian Ruben Pacheco</text:p>
      <text:p text:style-name="P6">e- mail: cpacheco@lavabit.com</text:p>
      <text:p text:style-name="P7"/>
      <text:p text:style-name="P8"/>
      <text:section text:style-name="Sect1" text:name="Sección1">
        <text:p text:style-name="P10"><text:span text:style-name="T28">RESUMEN: </text:span><text:span text:style-name="T7"><text:s/>La presente investigación tiene por objetivo ofrecer una visión integral de las arquitecturas de aplicaciones Web preponderantes. Se analizaron herramientas de desarrollo para aplicaciones RIA, mecanismos y motores de persistencia y mapeo objeto/relacional (ORM's), servidores de aplicaciones J2EE, métodos de Single Sign On (SSO). Adicionalmente, se realizaron pruebas de concepto sobre las tecnologías mencionadas y se desarrolló una herramienta de generación y administración de tracks mediante una selección de las mismas. </text:span></text:p>
        <text:p text:style-name="P33"/>
        <text:p text:style-name="Standard"><text:span text:style-name="T10">PALABRAS CLAVE</text:span><text:span text:style-name="T8">: ZK, RIA, ZUL, OpenId, Google, ORM, Hibernate, Glassfish.</text:span></text:p>
        <text:h text:style-name="Heading_20_1" text:outline-level="1">INTRODUCCIÓN</text:h>
        <text:p text:style-name="Standard"><text:span text:style-name="T19">La historia de las aplicaciones Web dinámicas comenzó con scripts cgi que procesaban la información suministrada por el usuario y generaban la página resultante. </text:span></text:p>
        <text:p text:style-name="P36"><text:span text:style-name="T19">A medida que los requerimientos por parte del usuario de performance y funcionalidad crecieron, se hizo necesario el desarrollo de nuevas tecnologías y herramientas para atender tales demandas. Conceptos como Cloud Computing (Computación en la Nube), SaaS (Software as a Service), PaaS (Platform as a Service) y similares nacieron como respuestas a la necesidad de acceder tanto a contenidos como a aplicaciones disponibles en Internet, desde cualquier lugar del mundo, 24 horas al día, 7 días a la semana (24/7) para ejecutar tareas cada vez más variadas y similares a las que se ejecutaban originalmente en las computadoras personales. La ventaja substancial que brinda el Cloud Computing reside en el hecho de que las aplicaciones y los contenidos utilizados están disponibles desde virtualmente cualquier parte mediante una computadora que pueda ejecutar un navegador Web y tenga conexión a Internet. La contracara ineludible de este esquema es que los datos personales de los usuarios ya no permanecen en sus equipos y bajo su tutela, sino que dicha guarda es delegada al prestador del servicio, quedando dicha información a su merced.</text:span></text:p>
        <text:p text:style-name="P36"><text:span text:style-name="T19">Estos avances fueron posibles gracias al mejoramiento sustancial de la fiabilidad de las comunicaciones y de la velocidad en la transferencia de datos. La tecnología de fibra óptica permitió la virtual omnipresencia de Internet en cada rincón del globo a tasas de transferencia alguna vez impensadas. Se generó así un abanico prácticamente insondable de lineas de desarrollo en todos los campos de la tecnología para el aprovechamiento de estas capacidades, así como también para asegurar la escalabilidad y permanente desarollo de la Red y sus aplicaciones a lo largo del tiempo. Se forma así el círculo virtuoso que sustenta la investigación y el desarrollo de las tecnologías asociadas a Internet, generado por la necesidad de los usuarios de acceder a más y mejor información, y despertando, al mismo tiempo, la necesidad aparentemente aletargada de consumir información que antes no se encontraba ni remotamente disponible.</text:span></text:p>
        <text:p text:style-name="P36"><text:span text:style-name="T19">En este punto de la historia nos encontramos ya con un espectro amplio de aspectos a considerar, cuando de desarrollo de aplicaciones para Internet se trata.</text:span></text:p>
        <text:h text:style-name="P48" text:outline-level="1">SERVIDORES</text:h>
        <text:p text:style-name="P14">La Internet, que no es más que un conglomerado inmenso que agrupa otras redes, gracias a un concepto fundamental que trasciende la tecnología: el cliente/servidor. Bajo esta premisa se reconocen en toda operación dos entidades, una que solicita un determinado servicio y es, por lo tanto, el responsable de iniciar la comunicación, y otra que “conoce” la manera de <text:s/>prestar ese servicio y se encuentra permanentemente a la espera de que se le requiera su ejecución. Si bien la arquitectura cliente/servidor está presente en cada dispositivo pues hasta los servicios de los sistemas operativos se manejan con este esquema de requerimiento/respuesta, claramente hay equipos particularmente dedicados a atender los requisitos de la multitud de cumputadoras personales que se conectan diariamente a la Red. Estos equipos, además de estar típicamente preparados para desempeñarse en los ambientes descriptos con suficiencia y eficiencia, ejecutan aplicaciones también específicamente desarrolladas para proveer los servicios necesarios para el funcionamiento de Internet.</text:p>
        <text:h text:style-name="Heading_20_2" text:outline-level="2"><text:soft-page-break/>SERVIDORES HTTP</text:h>
        <text:p text:style-name="Standard">Las primeras aplicaciones desarrolladas para servir contenido en la Web fueron los servidores HTTP, que implementan el protocolo homónimo para hacer disponibles a terceros páginas HTML y contenidos asociados como imágenes y otros archivos y documentos. Estás aplicaciones continúan siendo los principales servidores de contenido en funcionamiento, pues representan el esquema más simple para ofrecimiento y transferencia de hipertexto.</text:p>
        <text:p text:style-name="Standard">CGI (<text:span text:style-name="T12">Common Gateway Interface</text:span>) representa una importante tecnología que proporciona a los servidores HTTP la posibilidad de solicitar a otro programa el procesamiento de información a partir de datos suministrados por el usuario, y la posterior generación de nuevo contenido a partir de esa información. Esta fue una de las primeras aproximaciones a la generación dinámica de contenido en la Web, y significó el puntapié inicial para toda una rama del desarrollo de aplicaciones para Internet.</text:p>
        <text:h text:style-name="P45" text:outline-level="2">CONTENEDORES DE SERVLETS</text:h>
        <text:p text:style-name="P15">La tecnología de Servlets significó la intromisión decisiva de la plataforma Java en el mundo de la aplicaciones Web. Con la generación de Applets ya era posible ejecutar aplicaciones Java en el cliente Web, pero su programación resultaba compleja (lo sigue siendo) y, fundamentalmente, exigía al usuario la instalación del entorno de ejecución de Java.</text:p>
        <text:p text:style-name="P15">El Servlet, en contraposición al Applet, se ejecuta en el servidor, por lo que libera al cliente de la necesidad de ejecutar código extraño al navegador. Dicho con otras palabras, la ejecución de un Servlet es transparente al cliente Web. La única diferencia reside en que el servidor debe implementar ya no solo el protocolo HTTP únicamente, sino además la Interfaz de Programación de Aplicaciones (API) para Servlets contenida en la Java Specification Requests (JSR) 154 de Sun Microsystems.</text:p>
        <text:p text:style-name="P15">El esquema de funcionamiento es similar al descripto para CGI: </text:p>
        <text:list xml:id="list863341007" text:style-name="L1">
          <text:list-item>
            <text:p text:style-name="P34"><text:span text:style-name="T5">Un cliente hace un requerimiento al contenedor de Servlets.</text:span></text:p>
          </text:list-item>
          <text:list-item>
            <text:p text:style-name="P34"><text:span text:style-name="T5">El contenedor ejecuta el Servlet dándole como parámetro un objeto HttpServletRequest, de donde el Servlet puede obtener los datos del requerimiento.</text:span></text:p>
          </text:list-item>
          <text:list-item>
            <text:p text:style-name="P34"><text:span text:style-name="T5">El Servlet devuelve el resultado en forma de un objeto HttpServletResponse.</text:span></text:p>
          </text:list-item>
          <text:list-item>
            <text:p text:style-name="P34"><text:span text:style-name="T5">El contenedor dirige el resultado hacia el cliente.</text:span></text:p>
            <text:list>
              <text:list-item>
                <text:list>
                  <text:list-item>
                    <text:list>
                      <text:list-header>
                        <text:p text:style-name="P39"><text:span text:style-name="T3"><text:tab/></text:span></text:p>
                        <text:p text:style-name="P39"><text:span text:style-name="T3"><text:tab/>La tecnología de Servlets permite procesamiento de requerimientos específicos del cliente para devolverle información acorde a los parámetro indicados en tales solicitudes. Esto configura la llamada Web dinámica, en la cual los contenidos se adaptan al consumidor.</text:span></text:p>
                      </text:list-header>
                    </text:list>
                  </text:list-item>
                </text:list>
              </text:list-item>
            </text:list>
          </text:list-item>
        </text:list>
        <text:h text:style-name="P47" text:outline-level="2">SERVIDORES DE APLICACIONES J2EE</text:h>
        <text:p text:style-name="P15"/>
        <text:p text:style-name="P29"/>
        <text:p text:style-name="P24"/>
        <text:h text:style-name="P48" text:outline-level="1">PERSISTENCIA</text:h>
        <text:h text:style-name="P46" text:outline-level="2" text:restart-numbering="true" text:start-value="-1"><text:span text:style-name="T33">El problema Objeto/Relacional</text:span></text:h>
        <text:h text:style-name="Heading_20_3" text:outline-level="3"><text:span text:style-name="T32">Patrón DAO</text:span></text:h>
        <text:h text:style-name="Heading_20_3" text:outline-level="3"><text:span text:style-name="T32">Mapeo Objeto/Relacional</text:span></text:h>
        <text:h text:style-name="Heading_20_3" text:outline-level="3"><text:span text:style-name="T32">JPA</text:span></text:h>
        <text:p text:style-name="P42"><text:span text:style-name="T19"/></text:p>
        <text:h text:style-name="P44" text:outline-level="2">Bloqueo de datos</text:h>
        <text:h text:style-name="Heading_20_3" text:outline-level="3"><text:span text:style-name="T1">Tipos de bloqueo</text:span></text:h>
        <text:h text:style-name="Heading_20_3" text:outline-level="3"><text:span text:style-name="T1">Bloqueo optimista</text:span></text:h>
        <text:p text:style-name="P38"><text:span text:style-name="T1"/></text:p>
        <text:p text:style-name="P43"/>
        <text:h text:style-name="P48" text:outline-level="1">HERRAMIENTAS SOCIALES</text:h>
        <text:p text:style-name="P11"/>
        <text:h text:style-name="P45" text:outline-level="2">OpenSocial</text:h>
        <text:p text:style-name="P1"/>
        <text:p text:style-name="P21">La famosa web 2.0 se basa principalmente en el usuario de Internet como creador de contenidos y servicios. En este contexto se han popularizado notablemente las redes sociales como Facebook o MySpace. Google no quiso quedar fuera de este incipiente mercado y lanzó OpenSocial, que no es una red socal sino una plataforma de desarrollo, que busca unificar la creación de este tipo de aplicaciones. Para ello define herramientas comunes de desarrollo de aplicaciones sociales, que sirvan a todas las redes. Muchos sitios web ya han adoptado este sistema, excepto Facebook. También ha lanzado su propia red social denominada Orkut.</text:p>
        <text:p text:style-name="P21"/>
        <text:p text:style-name="P22">“<text:span text:style-name="T13">En OpenSocial las empresas permiten abrir sus redes para que terceros puedan desarrollar aplicaciones sobre ellas pero, además, estas aplicaciones pueden funcionar en todas las redes de la alianza con un </text:span><text:soft-page-break/><text:span text:style-name="T13">lenguaje estándar. Se trata de crear un caldo de cultivo atractivo para los desarrolladores y, de este modo, hacer que estos creen las ventajas competitivas para los miembros de la alianza.</text:span>” [5]</text:p>
        <text:p text:style-name="P23"/>
        <text:p text:style-name="P23"><text:span text:style-name="T23">Google busca con esta herramienta competir principalmente con Facebook, que se ha afianzado como líder entre las redes sociales. Facebook permite al usuario hacer uso de infinidad de widgets o pequeñas aplicaciones, por lo que uno de los planes de OpenSocial es permitir la construcción de aplicaciones más sofisticadas. Se generan dos tipos de desarrollos: </text:span><text:span text:style-name="T23">por un lado los </text:span><text:span text:style-name="T15">containers</text:span><text:span text:style-name="T23"> o contenedores, que son brindados por las redes sociales, <text:s/>y por otro las </text:span><text:span text:style-name="T23">aplicaciones que pueden ser alojadas dentro de los containers.</text:span></text:p>
        <text:p text:style-name="P22"/>
        <text:p text:style-name="P22">OpenSocial es en resumen un conjunto de APIs comunes para desarrollar aplicaciones sociales, evitando al desarrollador tener que aprender a utilizar las herramientas específicas de cada sitio. Utiliza lenguaje JavaScript y HTML estándar. El objetivo final es que cualquier sitio social pueda implementar el API y dar cabida a aplicaciones sociales de terceros.</text:p>
        <text:p text:style-name="P24"/>
        <text:p text:style-name="P25"/>
        <text:p text:style-name="P18"/>
        <text:p text:style-name="P26"/>
        <text:h text:style-name="P48" text:outline-level="1">REFERENCIAS</text:h>
        <text:p text:style-name="P30"/>
        <text:p text:style-name="P12">[1]<text:tab/>Peter Williams, Ian Rowlands, <text:span text:style-name="T13">“Information behaviour <text:tab/>of the researcher of the future”</text:span>, British Library – JISC, <text:tab/>Work package II, Oct 2007.</text:p>
        <text:p text:style-name="P12"/>
        <text:p text:style-name="P12">[2]<text:tab/><text:span text:style-name="T13">“Google announces fourth quarter and fiscal year <text:tab/>2008 results”</text:span>, Google Inc., <text:s/>Ene 2009.</text:p>
        <text:p text:style-name="P12"/>
        <text:p text:style-name="P12">[3]<text:tab/><text:span text:style-name="T24">Vinton G. Cerf</text:span><text:span text:style-name="T23">., </text:span><text:span text:style-name="T15">“</text:span><text:span text:style-name="T16">U.S. Senate Committee on <text:tab/>Commerce, Science, and Transportation Hearing on <text:tab/>Network Neutrality”</text:span><text:span text:style-name="T23">, Google Inc., <text:s text:c="2"/>Feb 2006. [En <text:tab/>linea]. Disponible en: <text:tab/>http://commerce.senate.gov/pdf/cerf-020706.pdf</text:span></text:p>
        <text:p text:style-name="P12"/>
        <text:p text:style-name="P13"><text:span text:style-name="T2">[4]<text:tab/>Jonathan Schwartz, </text:span><text:span text:style-name="T4">“The Network is the <text:tab/>Computer”</text:span><text:span text:style-name="T2">, <text:tab/>Sun Microsystems Inc., <text:s/>Mar 2006. [En linea]. <text:tab/>Disponible en: </text:span><text:a xlink:type="simple" xlink:href="http://blogs.sun.com/jonathan/"><text:span text:style-name="T2">http://blogs.sun.com/jonathan/</text:span></text:a><text:a xlink:type="simple" xlink:href="http://blogs.sun.com/jonathan/entry/"><text:span text:style-name="T2">entry/</text:span></text:a><text:span text:style-name="T2"> <text:tab/>the_network_is_the_computer</text:span></text:p>
        <text:p text:style-name="P12"/>
        <text:p text:style-name="P13"><text:span text:style-name="T2">[5]<text:tab/>Miguel Gil Tertre et al., </text:span><text:span text:style-name="T4">“Análisis 7 – Google, 10 años <text:tab/>después ”</text:span><text:span text:style-name="T2">, ENTER, <text:s/>Mar 2009. [En linea]. Disponible <text:tab/>en: http://www.enter.es/enter/mybox/cms/10026.pdf</text:span></text:p>
        <text:p text:style-name="P31"/>
        <text:p text:style-name="P3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swiss"/>
    <style:font-face style:name="Racer" svg:font-family="Racer"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CO"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99cm" fo:margin-bottom="0.199cm" fo:text-align="justify" style:justify-single-word="false" fo:orphans="2" fo:widows="2" fo:text-indent="0.75cm" style:auto-text-indent="false" style:writing-mode="lr-tb">
        <style:tab-stops>
          <style:tab-stop style:position="0.75cm"/>
        </style:tab-stops>
      </style:paragraph-properties>
      <style:text-properties style:use-window-font-color="true" style:font-name="Arial" fo:font-size="9pt" fo:language="es" fo:country="ES" style:font-name-asian="Times New Roman" style:font-size-asian="9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text-align="center" style:justify-single-word="false"/>
      <style:text-properties style:font-name="Arial" fo:font-size="14pt" fo:font-weight="bold" style:font-size-asian="14pt" style:font-weight-asian="bold" style:font-name-complex="Arial"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1cm" fo:margin-bottom="0.199cm" fo:text-align="justify" style:justify-single-word="false" fo:text-indent="0cm" style:auto-text-indent="false" fo:keep-with-next="always"/>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6cm" fo:margin-bottom="0.4cm" fo:text-align="justify" style:justify-single-word="false" fo:text-indent="0cm" style:auto-text-indent="false" fo:keep-with-next="always"/>
      <style:text-properties style:font-name="Arial" fo:font-size="11pt" fo:font-weight="bold" style:font-size-asian="11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keep-with-next="always"/>
      <style:text-properties style:font-name="Arial" fo:font-size="10pt" fo:font-weight="bold" style:font-size-asian="10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style>
    <style:style style:name="Heading_20_8" style:display-name="Heading 8" style:family="paragraph" style:parent-style-name="Standard" style:next-style-name="Standard" style:class="text" style:default-outline-level="8">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Texto_20_independiente_20_2" style:display-name="Texto independiente 2" style:family="paragraph" style:parent-style-name="Standard">
      <style:text-properties fo:font-size="10pt" style:font-size-asian="10pt"/>
    </style:style>
    <style:style style:name="Texto_20_independiente_20_3" style:display-name="Texto independiente 3" style:family="paragraph" style:parent-style-name="Standard">
      <style:paragraph-properties style:text-autospace="none"/>
      <style:text-properties style:font-name="Arial" fo:font-size="8pt" fo:language="en" fo:country="US" style:font-size-asian="8pt" style:font-name-complex="Arial" style:font-size-complex="8pt"/>
    </style:style>
    <style:style style:name="Text_20_body_20_indent" style:display-name="Text body indent" style:family="paragraph" style:parent-style-name="Standard" style:class="text">
      <style:paragraph-properties fo:margin-left="0cm" fo:margin-right="0cm" fo:text-align="justify" style:justify-single-word="false" fo:text-indent="0.501cm" style:auto-text-indent="false" style:text-autospace="none"/>
      <style:text-properties style:font-name="Arial" fo:font-size="8pt" style:font-size-asian="8pt" style:font-name-complex="Arial" style:font-size-complex="8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References" style:family="paragraph" style:parent-style-name="Standard" style:list-style-name="WW8Num10">
      <style:paragraph-properties fo:text-align="justify" style:justify-single-word="false" style:text-autospace="none"/>
      <style:text-properties fo:font-size="8pt" fo:language="en" fo:country="US"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 style:family="paragraph" style:parent-style-name="Caption" style:class="extra"/>
    <style:style style:name="Illustration" style:family="paragraph" style:parent-style-name="Caption" style:class="extra"/>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7z1"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Arial" fo:font-size="12pt" fo:font-style="normal" fo:font-weight="bold" style:font-size-asian="12pt" style:font-style-asian="normal" style:font-weight-asian="bold"/>
    </style:style>
    <style:style style:name="WW8Num12z1" style:family="text">
      <style:text-properties style:font-name="Arial" fo:font-size="11pt" fo:font-style="normal" fo:font-weight="bold" style:font-size-asian="11pt" style:font-style-asian="normal" style:font-weight-asian="bold"/>
    </style:style>
    <style:style style:name="WW8Num12z2" style:family="text">
      <style:text-properties style:font-name="Arial" fo:font-size="10pt" fo:font-style="normal" fo:font-weight="bold" style:font-size-asian="10pt" style:font-style-asian="normal"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2z0" style:num-format="1">
        <style:list-level-properties text:list-level-position-and-space-mode="label-alignment">
          <style:list-level-label-alignment text:label-followed-by="space" fo:text-indent="-0.4cm" fo:margin-left="0.4cm"/>
        </style:list-level-properties>
      </text:outline-level-style>
      <text:outline-level-style text:level="2" text:style-name="WW8Num12z1" style:num-format="1" text:display-levels="2">
        <style:list-level-properties text:list-level-position-and-space-mode="label-alignment">
          <style:list-level-label-alignment text:label-followed-by="space" fo:text-indent="-0.4cm" fo:margin-left="0.4cm"/>
        </style:list-level-properties>
      </text:outline-level-style>
      <text:outline-level-style text:level="3" text:style-name="WW8Num12z2" style:num-format="1" text:display-levels="3">
        <style:list-level-properties text:list-level-position-and-space-mode="label-alignment">
          <style:list-level-label-alignment text:label-followed-by="space" fo:text-indent="-0.4cm" fo:margin-left="0.4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I">
        <style:list-level-properties text:list-level-position-and-space-mode="label-alignment" fo:text-align="end">
          <style:list-level-label-alignment text:label-followed-by="listtab" text:list-tab-stop-position="0.953cm" fo:text-indent="-0.318cm" fo:margin-left="0.953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3"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space" fo:text-indent="-0.4cm" fo:margin-left="0.4cm"/>
        </style:list-level-properties>
      </text:list-level-style-number>
      <text:list-level-style-number text:level="2" text:style-name="WW8Num12z1" style:num-format="1" text:display-levels="2">
        <style:list-level-properties text:list-level-position-and-space-mode="label-alignment">
          <style:list-level-label-alignment text:label-followed-by="space" fo:text-indent="-0.4cm" fo:margin-left="0.4cm"/>
        </style:list-level-properties>
      </text:list-level-style-number>
      <text:list-level-style-number text:level="3" text:style-name="WW8Num12z2" style:num-format="1" text:display-levels="3">
        <style:list-level-properties text:list-level-position-and-space-mode="label-alignment">
          <style:list-level-label-alignment text:label-followed-by="space" fo:text-indent="-0.4cm" fo:margin-left="0.4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Standard">
      <style:paragraph-properties fo:margin-left="0cm" fo:margin-right="0.635cm" fo:text-align="start" style:justify-single-word="false" fo:text-indent="0cm" style:auto-text-indent="false" style:page-number="auto"/>
      <style:text-properties style:font-name="Arial" fo:font-size="9pt" fo:font-weight="normal" style:font-size-asian="9pt" style:font-weight-asian="normal" style:font-name-complex="Arial" style:font-size-complex="9pt" style:font-weight-complex="normal"/>
    </style:style>
    <style:style style:name="MP2" style:family="paragraph">
      <style:paragraph-properties fo:text-align="center" style:writing-mode="lr-tb"/>
      <style:text-properties fo:font-size="24pt"/>
    </style:style>
    <style:style style:name="MP3"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MP4" style:family="paragraph" style:parent-style-name="Header">
      <style:text-properties fo:font-size="9pt" style:font-size-asian="9pt"/>
    </style:style>
    <style:style style:name="MP5" style:family="paragraph" style:parent-style-name="Footer">
      <style:paragraph-properties fo:text-align="center" style:justify-single-word="false"/>
      <style:text-properties style:font-name="Racer" fo:font-size="10pt" style:font-size-asian="10pt"/>
    </style:style>
    <style:style style:name="Mgr1"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cm" fo:margin-bottom="1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1cm" fo:margin-left="0cm" fo:margin-right="0cm" fo:margin-top="0.901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rquitecturas Web – Herramientas y Soluciones<draw:line text:anchor-type="char" draw:z-index="5" draw:style-name="Mgr1" draw:text-style-name="MP2" svg:x1="0cm" svg:y1="0.75cm" svg:x2="17.145cm" svg:y2="0.75cm"><text:p/></draw:line></text:p>
        <text:p text:style-name="MP3">.</text:p>
        <text:p text:style-name="MP4"/>
      </style:header>
      <style:footer>
        <text:p text:style-name="Footer"><draw:line text:anchor-type="char" draw:z-index="2" draw:style-name="Mgr1" draw:text-style-name="MP2" svg:x1="0cm" svg:y1="0.252cm" svg:x2="17.145cm" svg:y2="0.252cm"><text:p/></draw:line><text:tab/></text:p>
        <text:p text:style-name="MP5"><text:page-number text:select-page="current">3</text:page-number></text:p>
      </style:footer>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reparación de Informes en formato IEE</dc:title>
    <meta:initial-creator>wmm</meta:initial-creator>
    <meta:creation-date>2007-02-07T17:50:00</meta:creation-date>
    <dc:date>2009-12-01T20:24:45</dc:date>
    <meta:print-date>2009-03-26T16:45:34.12</meta:print-date>
    <meta:editing-cycles>49</meta:editing-cycles>
    <meta:editing-duration>PT48H15M14S</meta:editing-duration>
    <meta:generator>OpenOffice.org/3.0$Unix OpenOffice.org_project/300m15$Build-9379</meta:generator>
    <meta:printed-by>Juan Manuel Cortez</meta:printed-by>
    <meta:document-statistic meta:table-count="0" meta:image-count="0" meta:object-count="0" meta:page-count="3" meta:paragraph-count="52" meta:word-count="1460" meta:character-count="9718"/>
    <meta:user-defined meta:name="Información 1"/>
    <meta:user-defined meta:name="Información 2"/>
    <meta:user-defined meta:name="Información 3"/>
    <meta:user-defined meta:name="Información 4"/>
  </office:meta>
</office:document-meta>
</file>